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E00000169F183867ABB19F169.png" manifest:media-type="image/png"/>
  <manifest:file-entry manifest:full-path="Pictures/100002010000010E000001693D7DF725FC5BDC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411in" svg:y="0.1118in" svg:width="1.3327in" svg:height="1.7819in" draw:z-index="4"><draw:image xlink:href="Pictures/100002010000010E00000169F183867ABB19F169.png" xlink:type="simple" xlink:show="embed" xlink:actuate="onLoad" loext:mime-type="image/png"/></draw:frame><draw:frame draw:style-name="fr1" draw:name="Image13" text:anchor-type="paragraph" svg:x="2.3591in" svg:y="0.1016in" svg:width="1.3327in" svg:height="1.7819in" draw:z-index="12"><draw:image xlink:href="Pictures/100002010000010E000001693D7DF725FC5BDC0E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411in" svg:y="0.1118in" svg:width="1.3327in" svg:height="1.7819in" draw:z-index="5"><draw:image xlink:href="Pictures/100002010000010E00000169F183867ABB19F169.png" xlink:type="simple" xlink:show="embed" xlink:actuate="onLoad" loext:mime-type="image/png"/></draw:frame><draw:frame draw:style-name="fr1" draw:name="Image14" text:anchor-type="paragraph" svg:x="2.3591in" svg:y="0.1016in" svg:width="1.3327in" svg:height="1.7819in" draw:z-index="13"><draw:image xlink:href="Pictures/100002010000010E000001693D7DF725FC5BDC0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0.411in" svg:y="0.1118in" svg:width="1.3327in" svg:height="1.7819in" draw:z-index="1"><draw:image xlink:href="Pictures/100002010000010E00000169F183867ABB19F169.png" xlink:type="simple" xlink:show="embed" xlink:actuate="onLoad" loext:mime-type="image/png"/></draw:frame><draw:frame draw:style-name="fr1" draw:name="Image7" text:anchor-type="paragraph" svg:x="2.3591in" svg:y="0.1016in" svg:width="1.3327in" svg:height="1.7819in" draw:z-index="3"><draw:image xlink:href="Pictures/100002010000010E000001693D7DF725FC5BDC0E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5" text:anchor-type="paragraph" svg:x="0.4528in" svg:y="0.1118in" svg:width="1.3327in" svg:height="1.7819in" draw:z-index="2"><draw:image xlink:href="Pictures/100002010000010E00000169F183867ABB19F169.png" xlink:type="simple" xlink:show="embed" xlink:actuate="onLoad" loext:mime-type="image/png"/></draw:frame><draw:frame draw:style-name="fr1" draw:name="Image6" text:anchor-type="paragraph" svg:x="2.4252in" svg:y="0.1016in" svg:width="1.3327in" svg:height="1.7819in" draw:z-index="0"><draw:image xlink:href="Pictures/100002010000010E000001693D7DF725FC5BDC0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411in" svg:y="0.1118in" svg:width="1.3327in" svg:height="1.7819in" draw:z-index="6"><draw:image xlink:href="Pictures/100002010000010E00000169F183867ABB19F169.png" xlink:type="simple" xlink:show="embed" xlink:actuate="onLoad" loext:mime-type="image/png"/></draw:frame><draw:frame draw:style-name="fr1" draw:name="Image16" text:anchor-type="paragraph" svg:x="2.3591in" svg:y="0.1016in" svg:width="1.3327in" svg:height="1.7819in" draw:z-index="15"><draw:image xlink:href="Pictures/100002010000010E000001693D7DF725FC5BDC0E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8" text:anchor-type="paragraph" svg:x="0.411in" svg:y="0.1118in" svg:width="1.3327in" svg:height="1.7819in" draw:z-index="7"><draw:image xlink:href="Pictures/100002010000010E00000169F183867ABB19F169.png" xlink:type="simple" xlink:show="embed" xlink:actuate="onLoad" loext:mime-type="image/png"/></draw:frame><draw:frame draw:style-name="fr1" draw:name="Image15" text:anchor-type="paragraph" svg:x="2.3591in" svg:y="0.1016in" svg:width="1.3327in" svg:height="1.7819in" draw:z-index="14"><draw:image xlink:href="Pictures/100002010000010E000001693D7DF725FC5BDC0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2" text:anchor-type="paragraph" svg:x="0.411in" svg:y="0.1118in" svg:width="1.3327in" svg:height="1.7819in" draw:z-index="11"><draw:image xlink:href="Pictures/100002010000010E00000169F183867ABB19F169.png" xlink:type="simple" xlink:show="embed" xlink:actuate="onLoad" loext:mime-type="image/png"/></draw:frame><draw:frame draw:style-name="fr1" draw:name="Image17" text:anchor-type="paragraph" svg:x="2.3591in" svg:y="0.1016in" svg:width="1.3327in" svg:height="1.7819in" draw:z-index="16"><draw:image xlink:href="Pictures/100002010000010E000001693D7DF725FC5BDC0E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9" text:anchor-type="paragraph" svg:x="0.411in" svg:y="0.1118in" svg:width="1.3327in" svg:height="1.7819in" draw:z-index="8"><draw:image xlink:href="Pictures/100002010000010E00000169F183867ABB19F169.png" xlink:type="simple" xlink:show="embed" xlink:actuate="onLoad" loext:mime-type="image/png"/></draw:frame><draw:frame draw:style-name="fr1" draw:name="Image18" text:anchor-type="paragraph" svg:x="2.3591in" svg:y="0.1016in" svg:width="1.3327in" svg:height="1.7819in" draw:z-index="17"><draw:image xlink:href="Pictures/100002010000010E000001693D7DF725FC5BDC0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1" text:anchor-type="paragraph" svg:x="0.411in" svg:y="0.1118in" svg:width="1.3327in" svg:height="1.7819in" draw:z-index="10"><draw:image xlink:href="Pictures/100002010000010E00000169F183867ABB19F169.png" xlink:type="simple" xlink:show="embed" xlink:actuate="onLoad" loext:mime-type="image/png"/></draw:frame><draw:frame draw:style-name="fr1" draw:name="Image20" text:anchor-type="paragraph" svg:x="2.3591in" svg:y="0.1016in" svg:width="1.3327in" svg:height="1.7819in" draw:z-index="19"><draw:image xlink:href="Pictures/100002010000010E000001693D7DF725FC5BDC0E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411in" svg:y="0.1118in" svg:width="1.3327in" svg:height="1.7819in" draw:z-index="9"><draw:image xlink:href="Pictures/100002010000010E00000169F183867ABB19F169.png" xlink:type="simple" xlink:show="embed" xlink:actuate="onLoad" loext:mime-type="image/png"/></draw:frame><draw:frame draw:style-name="fr1" draw:name="Image19" text:anchor-type="paragraph" svg:x="2.3591in" svg:y="0.1016in" svg:width="1.3327in" svg:height="1.7819in" draw:z-index="18"><draw:image xlink:href="Pictures/100002010000010E000001693D7DF725FC5BDC0E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20-01-18T16:07:38.593000000</meta:print-date>
    <dc:date>2020-01-18T16:06:43.001000000</dc:date>
    <meta:editing-cycles>36</meta:editing-cycles>
    <dc:subject>Avery Dennison Template</dc:subject>
    <dc:title>Avery Dennison Template</dc:title>
    <meta:editing-duration>P3DT17H58M17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